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7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LARCON PEREZ WALTE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JAEN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8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LARCON PEREZ, OSWALD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ALARCON PEREZ, MILQUIADES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</text:p>
          </table:table-cell>
        </table:table-row>
        <table:table-row>
          <table:table-cell table:style-name="Tabla1.A2" office:value-type="float" office:value="0">
            <text:p text:style-name="P7">VACUNA</text:p>
          </table:table-cell>
          <table:table-cell table:style-name="Tabla1.B2" office:value-type="string">
            <text:p text:style-name="P9">Cant.Cajas: <text:span text:style-name="T11">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13141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664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4:2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5:5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7T22:18:3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